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4f60c" officeooo:paragraph-rsid="0004f60c"/>
    </style:style>
    <style:style style:name="P2" style:family="paragraph" style:parent-style-name="Heading_20_2">
      <style:text-properties officeooo:rsid="0004f60c" officeooo:paragraph-rsid="0004f60c"/>
    </style:style>
    <style:style style:name="P3" style:family="paragraph" style:parent-style-name="Text_20_body" style:list-style-name="L1">
      <style:text-properties officeooo:rsid="000690dc" officeooo:paragraph-rsid="000690dc"/>
    </style:style>
    <style:style style:name="P4" style:family="paragraph" style:parent-style-name="Text_20_body" style:list-style-name="L2">
      <style:text-properties officeooo:rsid="000690dc" officeooo:paragraph-rsid="000690dc"/>
    </style:style>
    <style:style style:name="P5" style:family="paragraph" style:parent-style-name="Text_20_body">
      <style:text-properties officeooo:rsid="000690dc" officeooo:paragraph-rsid="000690dc"/>
    </style:style>
    <style:style style:name="P6" style:family="paragraph" style:parent-style-name="Text_20_body" style:list-style-name="L3">
      <style:text-properties officeooo:rsid="000690dc" officeooo:paragraph-rsid="000690dc"/>
    </style:style>
    <style:style style:name="P7" style:family="paragraph" style:parent-style-name="Text_20_body" style:list-style-name="L4">
      <style:text-properties officeooo:rsid="000690dc" officeooo:paragraph-rsid="000690dc"/>
    </style:style>
    <style:style style:name="P8" style:family="paragraph" style:parent-style-name="Text_20_body" style:list-style-name="L5">
      <style:text-properties officeooo:rsid="000690dc" officeooo:paragraph-rsid="000690dc"/>
    </style:style>
    <style:style style:name="P9" style:family="paragraph" style:parent-style-name="Text_20_body" style:list-style-name="L6">
      <style:text-properties officeooo:rsid="000690dc" officeooo:paragraph-rsid="000690dc"/>
    </style:style>
    <style:style style:name="T1" style:family="text">
      <style:text-properties officeooo:rsid="000690d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imilar projects:</text:p>
      <text:p text:style-name="Preformatted_20_Text"/>
      <text:p text:style-name="Preformatted_20_Text">club management system:</text:p>
      <text:p text:style-name="Preformatted_20_Text">https://www.sailingclubmanager.com/features</text:p>
      <text:p text:style-name="Preformatted_20_Text"/>
      <text:p text:style-name="Preformatted_20_Text">race manager system;</text:p>
      <text:p text:style-name="Preformatted_20_Text"><text:a xlink:type="simple" xlink:href="http://racemanager.co.uk/installation/index.php" text:style-name="Internet_20_link" text:visited-style-name="Visited_20_Internet_20_Link"/></text:p>
      <text:p text:style-name="Preformatted_20_Text"/>
      <text:h text:style-name="P1" text:outline-level="1">Ideas</text:h>
      <text:h text:style-name="P2" text:outline-level="2">Race management web app</text:h>
      <text:list xml:id="list407942553" text:style-name="L1">
        <text:list-item>
          <text:p text:style-name="P3">Admin can create races</text:p>
        </text:list-item>
        <text:list-item>
          <text:p text:style-name="P3">sailors can login to enter races and view leader-board</text:p>
        </text:list-item>
      </text:list>
      <text:p text:style-name="P5">+ </text:p>
      <text:list xml:id="list1891760442" text:style-name="L3">
        <text:list-item>
          <text:p text:style-name="P6">less work for manager</text:p>
        </text:list-item>
        <text:list-item>
          <text:p text:style-name="P6">extra costs from management and hosting</text:p>
        </text:list-item>
      </text:list>
      <text:p text:style-name="P5">-</text:p>
      <text:list xml:id="list3456417084" text:style-name="L6">
        <text:list-item>
          <text:p text:style-name="P9">strays into complete club management which is beyond the scope of projects</text:p>
        </text:list-item>
        <text:list-item>
          <text:p text:style-name="P9">requires some management, maybe someone who knows computing</text:p>
        </text:list-item>
      </text:list>
      <text:h text:style-name="P2" text:outline-level="2">Race man<text:span text:style-name="T1">a</text:span>gement program with webapp view of leader-board</text:h>
      <text:list xml:id="list2735969138" text:style-name="L2">
        <text:list-item>
          <text:p text:style-name="P4">Desktop app with viewable leader-board on the web</text:p>
        </text:list-item>
        <text:list-item>
          <text:p text:style-name="P4">race manager creates races and enters sailors with admin account</text:p>
        </text:list-item>
        <text:list-item>
          <text:p text:style-name="P4">without admin account can only view leader-board</text:p>
        </text:list-item>
      </text:list>
      <text:p text:style-name="P5"/>
      <text:p text:style-name="P5">+</text:p>
      <text:list xml:id="list3951857045" text:style-name="L4">
        <text:list-item>
          <text:p text:style-name="P7">no need for account management, authentication, can only enter if paid fees etc.</text:p>
        </text:list-item>
        <text:list-item>
          <text:p text:style-name="P7">less costs</text:p>
        </text:list-item>
        <text:list-item>
          <text:p text:style-name="P7">easier to adopt to multiple clubs (better for open-source)</text:p>
        </text:list-item>
      </text:list>
      <text:p text:style-name="P5">-</text:p>
      <text:list xml:id="list553135804" text:style-name="L5">
        <text:list-item>
          <text:p text:style-name="P8">does les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1T16:34:51.387526589</dc:date>
    <meta:editing-duration>PT8M1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4" meta:word-count="133" meta:character-count="792" meta:non-whitespace-character-count="695"/>
  </office:meta>
</office:document-meta>
</file>